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100w2vdim-17-09_15: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8123776716012" calcext:value-type="float">
            <text:p>0.2581237767</text:p>
          </table:table-cell>
          <table:table-cell office:value-type="float" office:value="0.252132931796264" calcext:value-type="float">
            <text:p>0.2521329318</text:p>
          </table:table-cell>
          <table:table-cell office:value-type="float" office:value="0.185500446827525" calcext:value-type="float">
            <text:p>0.1855004468</text:p>
          </table:table-cell>
          <table:table-cell office:value-type="float" office:value="0.256869347252137" calcext:value-type="float">
            <text:p>0.2568693473</text:p>
          </table:table-cell>
          <table:table-cell office:value-type="float" office:value="0.482573726541555" calcext:value-type="float">
            <text:p>0.4825737265</text:p>
          </table:table-cell>
          <table:table-cell office:value-type="float" office:value="0.49969623271879" calcext:value-type="float">
            <text:p>0.499696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9673420581733" calcext:value-type="float">
            <text:p>0.2596734206</text:p>
          </table:table-cell>
          <table:table-cell office:value-type="float" office:value="0.271612790986861" calcext:value-type="float">
            <text:p>0.271612791</text:p>
          </table:table-cell>
          <table:table-cell office:value-type="float" office:value="0.175245755138517" calcext:value-type="float">
            <text:p>0.1752457551</text:p>
          </table:table-cell>
          <table:table-cell office:value-type="float" office:value="0.255198657046309" calcext:value-type="float">
            <text:p>0.255198657</text:p>
          </table:table-cell>
          <table:table-cell office:value-type="float" office:value="0.442359249329759" calcext:value-type="float">
            <text:p>0.4423592493</text:p>
          </table:table-cell>
          <table:table-cell office:value-type="float" office:value="0.496666431181101" calcext:value-type="float">
            <text:p>0.4966664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6347836572404" calcext:value-type="float">
            <text:p>0.2563478366</text:p>
          </table:table-cell>
          <table:table-cell office:value-type="float" office:value="0.254805588740143" calcext:value-type="float">
            <text:p>0.2548055887</text:p>
          </table:table-cell>
          <table:table-cell office:value-type="float" office:value="0.175714924039321" calcext:value-type="float">
            <text:p>0.175714924</text:p>
          </table:table-cell>
          <table:table-cell office:value-type="float" office:value="0.262355274759842" calcext:value-type="float">
            <text:p>0.2623552748</text:p>
          </table:table-cell>
          <table:table-cell office:value-type="float" office:value="0.428954423592493" calcext:value-type="float">
            <text:p>0.4289544236</text:p>
          </table:table-cell>
          <table:table-cell office:value-type="float" office:value="0.494926788599006" calcext:value-type="float">
            <text:p>0.4949267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4629684730398" calcext:value-type="float">
            <text:p>0.2546296847</text:p>
          </table:table-cell>
          <table:table-cell office:value-type="float" office:value="0.246950570402182" calcext:value-type="float">
            <text:p>0.2469505704</text:p>
          </table:table-cell>
          <table:table-cell office:value-type="float" office:value="0.16606344950849" calcext:value-type="float">
            <text:p>0.1660634495</text:p>
          </table:table-cell>
          <table:table-cell office:value-type="float" office:value="0.247708835948552" calcext:value-type="float">
            <text:p>0.2477088359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4250704705203" calcext:value-type="float">
            <text:p>0.2542507047</text:p>
          </table:table-cell>
          <table:table-cell office:value-type="float" office:value="0.245399124740856" calcext:value-type="float">
            <text:p>0.2453991247</text:p>
          </table:table-cell>
          <table:table-cell office:value-type="float" office:value="0.178529937444147" calcext:value-type="float">
            <text:p>0.1785299374</text:p>
          </table:table-cell>
          <table:table-cell office:value-type="float" office:value="0.25695388003972" calcext:value-type="float">
            <text:p>0.25695388</text:p>
          </table:table-cell>
          <table:table-cell office:value-type="float" office:value="0.466487935656837" calcext:value-type="float">
            <text:p>0.4664879357</text:p>
          </table:table-cell>
          <table:table-cell office:value-type="float" office:value="0.498875677442246" calcext:value-type="float">
            <text:p>0.4988756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20217809547" calcext:value-type="float">
            <text:p>0.2571202178</text:p>
          </table:table-cell>
          <table:table-cell office:value-type="float" office:value="0.29113980915136" calcext:value-type="float">
            <text:p>0.2911398092</text:p>
          </table:table-cell>
          <table:table-cell office:value-type="float" office:value="0.174419124218052" calcext:value-type="float">
            <text:p>0.1744191242</text:p>
          </table:table-cell>
          <table:table-cell office:value-type="float" office:value="0.254975871510998" calcext:value-type="float">
            <text:p>0.2549758715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1613545482354" calcext:value-type="float">
            <text:p>0.2516135455</text:p>
          </table:table-cell>
          <table:table-cell office:value-type="float" office:value="0.243071478142559" calcext:value-type="float">
            <text:p>0.2430714781</text:p>
          </table:table-cell>
          <table:table-cell office:value-type="float" office:value="0.177301161751564" calcext:value-type="float">
            <text:p>0.1773011618</text:p>
          </table:table-cell>
          <table:table-cell office:value-type="float" office:value="0.261051012974244" calcext:value-type="float">
            <text:p>0.261051013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1901801062598" calcext:value-type="float">
            <text:p>0.2519018011</text:p>
          </table:table-cell>
          <table:table-cell office:value-type="float" office:value="0.254804350816702" calcext:value-type="float">
            <text:p>0.2548043508</text:p>
          </table:table-cell>
          <table:table-cell office:value-type="float" office:value="0.181233243967828" calcext:value-type="float">
            <text:p>0.181233244</text:p>
          </table:table-cell>
          <table:table-cell office:value-type="float" office:value="0.262413833607349" calcext:value-type="float">
            <text:p>0.2624138336</text:p>
          </table:table-cell>
          <table:table-cell office:value-type="float" office:value="0.453083109919571" calcext:value-type="float">
            <text:p>0.4530831099</text:p>
          </table:table-cell>
          <table:table-cell office:value-type="float" office:value="0.497793938718804" calcext:value-type="float">
            <text:p>0.49779393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1369515590702" calcext:value-type="float">
            <text:p>0.2613695156</text:p>
          </table:table-cell>
          <table:table-cell office:value-type="float" office:value="0.315690510458755" calcext:value-type="float">
            <text:p>0.3156905105</text:p>
          </table:table-cell>
          <table:table-cell office:value-type="float" office:value="0.180786416443253" calcext:value-type="float">
            <text:p>0.1807864164</text:p>
          </table:table-cell>
          <table:table-cell office:value-type="float" office:value="0.259380591583136" calcext:value-type="float">
            <text:p>0.2593805916</text:p>
          </table:table-cell>
          <table:table-cell office:value-type="float" office:value="0.450402144772118" calcext:value-type="float">
            <text:p>0.4504021448</text:p>
          </table:table-cell>
          <table:table-cell office:value-type="float" office:value="0.497533971460034" calcext:value-type="float">
            <text:p>0.4975339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0416533660586" calcext:value-type="float">
            <text:p>0.2504165337</text:p>
          </table:table-cell>
          <table:table-cell office:value-type="float" office:value="0.247366427429695" calcext:value-type="float">
            <text:p>0.2473664274</text:p>
          </table:table-cell>
          <table:table-cell office:value-type="float" office:value="0.171403038427167" calcext:value-type="float">
            <text:p>0.1714030384</text:p>
          </table:table-cell>
          <table:table-cell office:value-type="float" office:value="0.244741199835529" calcext:value-type="float">
            <text:p>0.2447411998</text:p>
          </table:table-cell>
          <table:table-cell office:value-type="float" office:value="0.46112600536193" calcext:value-type="float">
            <text:p>0.4611260054</text:p>
          </table:table-cell>
          <table:table-cell office:value-type="float" office:value="0.498486521924996" calcext:value-type="float">
            <text:p>0.4984865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55544703691154" calcext:value-type="float">
            <text:p>0.2555447037</text:p>
          </table:table-cell>
          <table:table-cell/>
          <table:table-cell table:formula="of:=AVERAGE([.D2:.D11])" office:value-type="float" office:value="0.176619749776586" calcext:value-type="float">
            <text:p>0.1766197498</text:p>
          </table:table-cell>
          <table:table-cell/>
          <table:table-cell table:formula="of:=AVERAGE([.F2:.F11])" office:value-type="float" office:value="0.449597855227882" calcext:value-type="float">
            <text:p>0.449597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362534576156051" calcext:value-type="float">
            <text:p>0.0036253458</text:p>
          </table:table-cell>
          <table:table-cell/>
          <table:table-cell table:formula="of:=STDEV([.D2:.D11])" office:value-type="float" office:value="0.0054551121330947" calcext:value-type="float">
            <text:p>0.0054551121</text:p>
          </table:table-cell>
          <table:table-cell/>
          <table:table-cell table:formula="of:=STDEV([.F2:.F11])" office:value-type="float" office:value="0.0166253467919556" calcext:value-type="float">
            <text:p>0.01662534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25:54.491887290</dc:date>
    <dc:creator>Surender Kumar</dc:creator>
    <meta:editing-duration>PT1M18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